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0faae" officeooo:paragraph-rsid="0010faae"/>
    </style:style>
    <style:style style:name="T1" style:family="text">
      <style:text-properties officeooo:rsid="001274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 de Accion</text:p>
      <text:p text:style-name="P1"/>
      <text:p text:style-name="P1">Sistemas de niveles.</text:p>
      <text:p text:style-name="P1"/>
      <text:p text:style-name="P1">NV 1</text:p>
      <text:p text:style-name="P1">Alta de usuario → Test Vocacional</text:p>
      <text:p text:style-name="P1"/>
      <text:p text:style-name="P1">NV2</text:p>
      <text:p text:style-name="P1">Videos Recomendados basado en el Test Vocacional → Conocimiento de los Profesiones</text:p>
      <text:p text:style-name="P1"/>
      <text:p text:style-name="P1">NV3</text:p>
      <text:p text:style-name="P1">Q&amp;A → Foros → Contenido Personalizado del Profesional</text:p>
      <text:p text:style-name="P1"/>
      <text:p text:style-name="P1">NV4 → Video Llamadas, Video Respuestas → Eleccion del Usuario a una Profesion.</text:p>
      <text:p text:style-name="P1"/>
      <text:p text:style-name="P1">NV5</text:p>
      <text:p text:style-name="P1">1:1 → [ Socios X 1 Día ] → Futuros Talleres</text:p>
      <text:p text:style-name="P1"/>
      <text:p text:style-name="P1">GOAL [ Logro ]</text:p>
      <text:p text:style-name="P1">Feedback → Experencias personales →<text:span text:style-name="T1"> Alumno Experimentado → [ </text:span>Curriculum Vitae <text:span text:style-name="T1">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09:21:41.657326965</meta:creation-date>
    <dc:date>2019-05-04T10:26:03.823133141</dc:date>
    <meta:editing-duration>PT14M</meta:editing-duration>
    <meta:editing-cycles>2</meta:editing-cycles>
    <meta:generator>LibreOffice/6.1.3.2$Linux_X86_64 LibreOffice_project/86daf60bf00efa86ad547e59e09d6bb77c699acb</meta:generator>
    <meta:document-statistic meta:table-count="0" meta:image-count="0" meta:object-count="0" meta:page-count="1" meta:paragraph-count="13" meta:word-count="77" meta:character-count="429" meta:non-whitespace-character-count="365"/>
  </office:meta>
</office:document-meta>
</file>